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fo:color="#6060ff" loext:opacity="10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ot@4a6cdce4bd30:/etc/ansible# ll</text:span></text:p>
      <text:p text:style-name="Standard"><text:span text:style-name="T1">total 136</text:span></text:p>
      <text:p text:style-name="Standard"><text:span text:style-name="T1">drwxr-xr-x 1 root root <text:s/>4096 Jun 24 20:10 </text:span><text:span text:style-name="T2">.</text:span><text:span text:style-name="T1">/</text:span></text:p>
      <text:p text:style-name="Standard"><text:span text:style-name="T1">drwxr-xr-x 1 root root <text:s/>4096 Jun <text:s/>5 19:19 </text:span><text:span text:style-name="T2">..</text:span><text:span text:style-name="T1">/</text:span></text:p>
      <text:p text:style-name="Standard"><text:span text:style-name="T1">-rw-r--r-- 1 root root 19994 Jun 16 00:16 ansible.cfg</text:span></text:p>
      <text:p text:style-name="Standard"><text:span text:style-name="T1">-rw-r--r-- 1 root root <text:s/>1098 Jun 16 19:44 elk.yml</text:span></text:p>
      <text:p text:style-name="Standard"><text:span text:style-name="T1">-rw-r--r-- 1 root root 73111 Jun 18 01:55 filebeat-config.yml</text:span></text:p>
      <text:p text:style-name="Standard"><text:span text:style-name="T1">-rw-r--r-- 1 root root <text:s text:c="2"/>913 Jun 18 01:59 filebeatplaybook.yml</text:span></text:p>
      <text:p text:style-name="Standard"><text:span text:style-name="T1">-rw-r--r-- 1 root root <text:s/>1146 Jun 16 03:00 hosts</text:span></text:p>
      <text:p text:style-name="Standard"><text:span text:style-name="T1">-rw-r--r-- 1 root root <text:s/>6187 Jun 18 02:20 metricbeat.config.yml</text:span></text:p>
      <text:p text:style-name="Standard"><text:span text:style-name="T1">-rw-r--r-- 1 root root <text:s text:c="2"/>933 Jun 18 02:23 metricbeat.playbook.yml</text:span></text:p>
      <text:p text:style-name="Standard"><text:span text:style-name="T1">-rw-r--r-- 1 root root <text:s text:c="2"/>950 Jun 16 01:15 myplaybook.yml</text:span></text:p>
      <text:p text:style-name="Standard"><text:span text:style-name="T1">root@4a6cdce4bd30:/etc/ansible# cat filebeatplaybook.yml</text:span></text:p>
      <text:p text:style-name="Standard"><text:span text:style-name="T1">---</text:span></text:p>
      <text:p text:style-name="Standard"><text:span text:style-name="T1">- name: Installing and Launch Filebeat</text:span></text:p>
      <text:p text:style-name="Standard"><text:span text:style-name="T1"><text:s text:c="2"/>hosts: webservers</text:span></text:p>
      <text:p text:style-name="Standard"><text:span text:style-name="T1"><text:s text:c="2"/>become: yes</text:span></text:p>
      <text:p text:style-name="Standard"><text:span text:style-name="T1"><text:s text:c="2"/>tasks:</text:span></text:p>
      <text:p text:style-name="Standard"><text:span text:style-name="T1"><text:s text:c="4"/># Use command module</text:span></text:p>
      <text:p text:style-name="Standard"><text:span text:style-name="T1"><text:s text:c="2"/>- name: Download filebeat .deb file</text:span></text:p>
      <text:p text:style-name="Standard"><text:span text:style-name="T1"><text:s text:c="4"/>command: curl -L -O https://artifacts.elastic.co/downloads/beats/filebeat/filebeat-7.4.0-amd64.deb</text:span></text:p>
      <text:p text:style-name="P2"/>
      <text:p text:style-name="Standard"><text:span text:style-name="T1"><text:s text:c="4"/># Use command module</text:span></text:p>
      <text:p text:style-name="Standard"><text:span text:style-name="T1"><text:s text:c="2"/>- name: Install filebeat .deb</text:span></text:p>
      <text:p text:style-name="Standard"><text:span text:style-name="T1"><text:s text:c="4"/>command: dpkg -i filebeat-7.4.0-amd64.deb</text:span></text:p>
      <text:p text:style-name="P2"/>
      <text:p text:style-name="Standard"><text:span text:style-name="T1"><text:s text:c="4"/># Use copy module</text:span></text:p>
      <text:p text:style-name="Standard"><text:span text:style-name="T1"><text:s text:c="2"/>- name: Drop in filebeat.yml</text:span></text:p>
      <text:p text:style-name="Standard"><text:span text:style-name="T1"><text:s text:c="4"/>copy:</text:span></text:p>
      <text:p text:style-name="Standard"><text:span text:style-name="T1"><text:s text:c="6"/>src: /etc/ansible/filebeat-config.yml</text:span></text:p>
      <text:p text:style-name="Standard"><text:span text:style-name="T1"><text:s text:c="6"/>dest: /etc/filebeat/filebeat.yml</text:span></text:p>
      <text:p text:style-name="P2"/>
      <text:p text:style-name="Standard"><text:span text:style-name="T1"><text:s text:c="4"/># Use command module</text:span></text:p>
      <text:p text:style-name="Standard"><text:span text:style-name="T1"><text:s text:c="2"/>- name: Enable and Configure System Module</text:span></text:p>
      <text:p text:style-name="Standard"><text:span text:style-name="T1"><text:s text:c="4"/>command: filebeat modules enable system</text:span></text:p>
      <text:p text:style-name="P2"/>
      <text:p text:style-name="Standard"><text:span text:style-name="T1"><text:s text:c="4"/># Use command module</text:span></text:p>
      <text:p text:style-name="Standard"><text:span text:style-name="T1"><text:s text:c="2"/>- name: Setup filebeat</text:span></text:p>
      <text:p text:style-name="Standard"><text:span text:style-name="T1"><text:s text:c="4"/>command: filebeat setup</text:span></text:p>
      <text:p text:style-name="P2"/>
      <text:p text:style-name="Standard"><text:span text:style-name="T1"><text:s text:c="4"/># Use command module</text:span></text:p>
      <text:p text:style-name="Standard"><text:span text:style-name="T1"><text:s text:c="2"/>- name: Start filebeat service</text:span></text:p>
      <text:p text:style-name="Standard"><text:span text:style-name="T1"><text:s text:c="4"/>command: service filebeat start</text:span></text:p>
      <text:p text:style-name="P2"/>
      <text:p text:style-name="Standard"><text:span text:style-name="T1"><text:s text:c="4"/># Use systemd module</text:span></text:p>
      <text:p text:style-name="Standard"><text:span text:style-name="T1"><text:s text:c="2"/>- name: Enable service filebeat on boot</text:span></text:p>
      <text:p text:style-name="Standard"><text:span text:style-name="T1"><text:s text:c="4"/>systemd:</text:span></text:p>
      <text:p text:style-name="Standard"><text:span text:style-name="T1"><text:s text:c="6"/>name: filebeat</text:span></text:p>
      <text:p text:style-name="Standard"><text:span text:style-name="T1"><text:s text:c="6"/>enabled: yes</text:span></text:p>
      <text:p text:style-name="Standard"><text:span text:style-name="T1">root@4a6cdce4bd30:/etc/ansible#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45:49.827000000</meta:creation-date>
    <dc:date>2021-06-24T15:47:08.584000000</dc:date>
    <meta:editing-duration>PT1M18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4" meta:word-count="216" meta:character-count="1552" meta:non-whitespace-character-count="1276"/>
  </office:meta>
</office:document-meta>
</file>